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PA APAZA, EDER MARL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9104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62113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PA APAZA, EDER MARL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91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42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2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5212299</text:span></text:p>
          </table:table-cell>
          <table:table-cell table:style-name="Tabla2.A2" office:value-type="string">
            <text:p text:style-name="P4"><text:span text:style-name="T5">143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09T15:58:1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